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c1c1c" draw:marker-start-width="0.321cm" draw:marker-end-width="0.321cm" draw:fill-color="#b2b2b2" draw:textarea-horizontal-align="justify" draw:textarea-vertical-align="middle" draw:auto-grow-height="false" fo:min-height="1.726cm" fo:min-width="1.47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1c1c1c" draw:marker-start-width="0.321cm" draw:marker-end-width="0.321cm" draw:fill-color="#ff972f" draw:textarea-horizontal-align="justify" draw:textarea-vertical-align="middle" draw:auto-grow-height="false" fo:min-height="1.726cm" fo:min-width="1.476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726cm" fo:min-width="1.476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1c1c1c" draw:marker-start-width="0.321cm" draw:marker-end-width="0.321cm" draw:fill="none" draw:textarea-vertical-align="middle" draw:auto-grow-height="false" fo:min-height="8.297cm" fo:min-width="0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646cm" fo:min-width="1.396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1c1c1c" draw:marker-start-width="0.321cm" draw:marker-end-width="0.321cm" draw:fill-color="#ff972f" draw:textarea-horizontal-align="justify" draw:textarea-vertical-align="middle" draw:auto-grow-height="false" fo:min-height="1.646cm" fo:min-width="1.396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1c1c1c" draw:marker-start-width="0.321cm" draw:marker-end-width="0.321cm" draw:fill-color="#000000" draw:textarea-horizontal-align="justify" draw:textarea-vertical-align="middle" draw:auto-grow-height="false" fo:min-height="1.646cm" fo:min-width="1.396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1c1c1c" draw:marker-start-width="0.321cm" draw:marker-end-width="0.321cm" draw:fill="none" draw:textarea-vertical-align="middle" draw:auto-grow-height="false" fo:min-height="8.217cm" fo:min-width="0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1c1c1c" draw:marker-start-width="0.321cm" draw:marker-end-width="0.321cm" draw:fill-color="#b2b2b2" draw:textarea-horizontal-align="justify" draw:textarea-vertical-align="middle" draw:auto-grow-height="false" fo:min-height="1.646cm" fo:min-width="1.396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ff972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94cm" svg:height="2.794cm" svg:x="3.714cm" svg:y="4.683cm">
          <text:p text:style-name="P1">Ru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794cm" svg:height="2.794cm" svg:x="0.731cm" svg:y="8.684cm">
          <text:p text:style-name="P1">Ca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2.794cm" svg:height="2.794cm" svg:x="6.732cm" svg:y="8.685cm">
          <text:p text:style-name="P1">Eff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889cm" svg:height="9.017cm" draw:transform="rotate (-1.5707963267949) translate (9.62cm 7.6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" draw:text-style-name="P6" draw:layer="layout" draw:type="line" svg:x1="3.525cm" svg:y1="10.081cm" svg:x2="6.732cm" svg:y2="10.082cm" draw:start-shape="id1" draw:start-glue-point="10" draw:end-shape="id2" draw:end-glue-point="6" svg:d="M3525 10081l3207 1" svg:viewBox="0 0 3208 2">
          <text:p/>
        </draw:connector>
        <draw:custom-shape draw:style-name="gr6" draw:text-style-name="P4" draw:layer="layout" svg:width="2.794cm" svg:height="2.794cm" svg:x="17.714cm" svg:y="4.684cm">
          <text:p text:style-name="P1">Ru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" draw:id="id3" draw:layer="layout" svg:width="2.794cm" svg:height="2.794cm" svg:x="14.731cm" svg:y="8.685cm">
          <text:p text:style-name="P1">Ca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4" draw:id="id4" draw:layer="layout" svg:width="2.794cm" svg:height="2.794cm" svg:x="20.732cm" svg:y="8.686cm">
          <text:p text:style-name="P1">Eff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889cm" svg:height="9.017cm" draw:transform="rotate (-1.5707963267949) translate (23.62cm 7.6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" draw:text-style-name="P6" draw:layer="layout" draw:type="line" svg:x1="17.525cm" svg:y1="10.082cm" svg:x2="20.732cm" svg:y2="10.083cm" draw:start-shape="id3" draw:start-glue-point="10" draw:end-shape="id4" draw:end-glue-point="6" svg:d="M17525 10082l3207 1" svg:viewBox="0 0 3208 2">
          <text:p/>
        </draw:connector>
        <draw:custom-shape draw:style-name="gr10" draw:text-style-name="P2" draw:layer="layout" svg:width="2.794cm" svg:height="2.794cm" svg:x="10.814cm" svg:y="11.685cm">
          <text:p text:style-name="P1">Ru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5" draw:id="id5" draw:layer="layout" svg:width="2.794cm" svg:height="2.794cm" svg:x="7.831cm" svg:y="15.686cm">
          <text:p text:style-name="P1">Ca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6" draw:id="id6" draw:layer="layout" svg:width="2.794cm" svg:height="2.794cm" svg:x="13.832cm" svg:y="15.687cm">
          <text:p text:style-name="P1">Eff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889cm" svg:height="9.017cm" draw:transform="rotate (-1.5707963267949) translate (16.72cm 14.6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" draw:text-style-name="P6" draw:layer="layout" draw:type="line" svg:x1="10.625cm" svg:y1="17.083cm" svg:x2="13.832cm" svg:y2="17.084cm" draw:start-shape="id5" draw:start-glue-point="10" draw:end-shape="id6" draw:end-glue-point="6" svg:d="M10625 17083l3207 1" svg:viewBox="0 0 3208 2">
          <text:p/>
        </draw:connector>
        <draw:frame draw:style-name="gr11" draw:text-style-name="P8" draw:layer="layout" svg:width="11.462cm" svg:height="1.673cm" svg:x="6.507cm" svg:y="19.093cm">
          <draw:text-box>
            <text:p text:style-name="P1"><text:span text:style-name="T1">Abduction:</text:span> Given a rule and an effect,<text:line-break/>abduce a cause.</text:p>
          </draw:text-box>
        </draw:frame>
        <draw:frame draw:style-name="gr11" draw:text-style-name="P8" draw:layer="layout" svg:width="12.279cm" svg:height="1.673cm" svg:x="-0.593cm" svg:y="2.694cm">
          <draw:text-box>
            <text:p text:style-name="P1"><text:span text:style-name="T1">Deduction:</text:span> Given the rule and the cause,<text:line-break/>deduce the effect.</text:p>
          </draw:text-box>
        </draw:frame>
        <draw:frame draw:style-name="gr11" draw:text-style-name="P8" draw:layer="layout" svg:width="11.818cm" svg:height="1.673cm" svg:x="13.207cm" svg:y="2.695cm">
          <draw:text-box>
            <text:p text:style-name="P1"><text:span text:style-name="T1">Induction:</text:span> Given a cause and an effect,<text:line-break/>induce a rule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5:49:58.597575468</meta:creation-date>
    <dc:date>2020-07-26T17:08:01.856190925</dc:date>
    <meta:editing-duration>PT13S</meta:editing-duration>
    <meta:editing-cycles>1</meta:editing-cycles>
    <meta:document-statistic meta:object-count="18"/>
    <meta:generator>LibreOffice/6.4.4.2$Linux_X86_64 LibreOffice_project/40$Build-2</meta:generator>
  </office:meta>
</office:document-meta>
</file>